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098846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98846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officeooo:rsid="00001c12" style:font-size-asian="14pt" style:font-style-asian="italic" style:font-weight-asian="bold" style:font-name-complex="Times New Roman1" style:font-size-complex="14pt"/>
    </style:style>
    <style:style style:name="T4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5" style:family="text">
      <style:text-properties style:font-name="Times New Roman" fo:language="en" fo:country="US" fo:font-style="italic" style:text-underline-style="solid" style:text-underline-width="auto" style:text-underline-color="font-color" fo:font-weight="bold" officeooo:rsid="00001c12" style:font-style-asian="italic" style:font-weight-asian="bold" style:font-name-complex="Times New Roman1"/>
    </style:style>
    <style:style style:name="T6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L</text:span><text:span text:style-name="T5">I</text:span></text:p>
      <text:p text:style-name="P2"><text:span text:style-name="T6">Догорал яркий закат. В волнах легонько покачивалась белоснежная яхта, стоящая на якоре. Девушка в прекрасном белом платье сквозь фату с улыбкой глядела на молодого человека в элегантном синем костюме. Евгений в строгом черном костюме спокойным размеренным голосом стоял с книгой в руках. В какой-то момент он остановился, позволяя Павлу и Даше произнести слова клятвы. Проговорив свою часть, Павел, улыбаясь, надел Даше на палец кольцо. Девушка сделала то же самое. </text:span></text:p>
      <text:p text:style-name="P2"><text:span text:style-name="T6">–Ну что ж, согласны ли вы, Павел Даниилович взять в жены Дарью Дмитриевну? – томно спросил Евгений.</text:span></text:p>
      <text:p text:style-name="P2"><text:span text:style-name="T6">–Согласен, – улыбаясь, сказал Алехин. </text:span></text:p>
      <text:p text:style-name="P2"><text:span text:style-name="T6">–Дарья Дмитриевна, согласны ли вы выйти замуж за Павла Данииловича? – продолжил Евгений.</text:span></text:p>
      <text:p text:style-name="P2"><text:span text:style-name="T6">–Согласна, – немного помолчав, ответила девушка. </text:span></text:p>
      <text:p text:style-name="P2"><text:span text:style-name="T6">–Объявляю вас мужем и женой! Жених может поцеловать невесту, – сказал Евгений. </text:span></text:p>
      <text:p text:style-name="P2"><text:span text:style-name="T6">Павел осторожно откинул фату, касаясь нежно губ девушки и сливаясь с ней в нежном поцелуе. Послышался звон бокалов с шампанским и крики «горько», звуки фотоаппарата. Дополнял все это догорающий закат, переходящий в тихую ночь, шум волн и бесконечное море. Послышались звуки музыки, плавной, размеренной. Павел осторожно обнял Дашу за талию, начиная кружить в легком танце. Даниил и Дмитрий что-то обсуждали, стоя на верхней палубе. Евгений вдруг сделал шаг навстречу Джейн и, посмотрев в глаза, неожиданно поцеловал ее. Девушка обхватила его </text:span><text:soft-page-break/><text:span text:style-name="T6">шею руками и ответила на поцелуй. Даша и Павел, усмехнувшись, посмотрели на них довольным взглядом. </text:span></text:p>
      <text:p text:style-name="P2"><text:span text:style-name="T6">–Через два дня мы возвращаемся в Москву, а там уже посмотрим, куда нам полететь, Дарья Дмитриевна Алехина, – улыбнувшись, сказал Павел.</text:span></text:p>
      <text:p text:style-name="P2"><text:span text:style-name="T6">–Хорошо, Павел Даниилович Алехин, – ответила девушка, целуя его в губы. </text:span></text:p>
      <text:p text:style-name="P2"><text:span text:style-name="T6">В небо поднялся прекрасный яркий салют. Яхта растворялась в закате и тихом шуме моря, таком же прекрасном, как танец прекрасной молодой пары. Испытания для них теперь только начинались. Им предстояло многое пройти. </text:span></text:p>
      <text:p text:style-name="P2"><text:span text:style-name="T6">На берегу порта, вглядываясь вдаль моря, стояла девушка с телефоном. Она звонила кому-то. Длинные гудки лишь усиливали напряжение, но вот их прервал томный мужской голос. </text:span></text:p>
      <text:p text:style-name="P2"><text:span text:style-name="T6">–Добрый вечер, Мария! Вы что-то решили? </text:span></text:p>
      <text:p text:style-name="P2"><text:span text:style-name="T6">–Виктор, добрый вечер! Я готова сотрудничать с вашим агентством и у меня есть ценная информация для вас.</text:span></text:p>
      <text:p text:style-name="P2"><text:span text:style-name="T6">–И что же вы можете предложить <text:s/>мне? </text:span></text:p>
      <text:p text:style-name="P2"><text:span text:style-name="T6">–Информацию об объектах рубин и лотос, а так же об объектах Z и D.</text:span></text:p>
      <text:p text:style-name="P2"><text:span text:style-name="T6">–Даже так? Ну тогда я буду ждать вас в моем офисе в Северной Корее. Вам пришлют место, куда нужно приехать. Прилетайте в ближайшее время. </text:span></text:p>
      <text:p text:style-name="P2"><text:span text:style-name="T6">–Хорошо, я все поняла. Буду как можно раньше. До свидания.</text:span></text:p>
      <text:p text:style-name="P2"><text:span text:style-name="T6">–До встречи. Shadow company enterprises нужны такие люди, как вы Мария. Вас хорошо подготовят для следующей миссии. Нам следует </text:span><text:soft-page-break/><text:span text:style-name="T6">все хорошо продумать. Подготовка должна быть тщательной, и может занять несколько лет, – сказал молодой человек и повесил трубку. </text:span></text:p>
      <text:p text:style-name="P2"><text:span text:style-name="T6">Позади девушки остановилась черная машина с тонированными стеклами. Она подошла к машине, села осторожно и захлопнула дверь. Резко развернувшись, внедорожник на большой скорости стал удаляться прочь от порта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47:29.707000000</meta:creation-date>
    <dc:date>2022-05-15T19:47:48.915000000</dc:date>
    <meta:editing-duration>PT19S</meta:editing-duration>
    <meta:editing-cycles>1</meta:editing-cycles>
    <meta:document-statistic meta:table-count="0" meta:image-count="0" meta:object-count="0" meta:page-count="3" meta:paragraph-count="20" meta:word-count="443" meta:character-count="2966" meta:non-whitespace-character-count="2521"/>
    <meta:generator>LibreOffice/7.2.2.2$Windows_X86_64 LibreOffice_project/02b2acce88a210515b4a5bb2e46cbfb63fe97d56</meta:generator>
  </office:meta>
</office:document-meta>
</file>